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cm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Dashed" svg:stroke-width="0.05cm" draw:marker-start-width="0.275cm" draw:marker-end-width="0.275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stroke-dash="Fine_20_Dashed_20__28_var_29_" svg:stroke-width="0.05cm" draw:marker-start-width="0.275cm" draw:marker-end-width="0.275cm" draw:fill="none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-width="0.275cm" draw:fill="none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'Liberation Sans Narrow'" style:font-family-generic="swiss" style:font-pitch="variable"/>
    </style:style>
    <style:style style:name="P3" style:family="paragraph">
      <style:paragraph-properties fo:text-align="start"/>
      <style:text-properties fo:font-family="'Liberation Sans Narrow'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dc2300" fo:font-weight="bold" style:font-weight-asian="bold" style:font-weight-complex="bold"/>
    </style:style>
    <style:style style:name="P6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fo:text-align="start"/>
      <style:text-properties fo:font-family="'DejaVu Sans Mono'" style:font-family-generic="modern" style:font-pitch="fixed" fo:font-size="12pt" style:font-size-asian="12pt" style:font-size-complex="12pt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fo:font-family="'Liberation Sans Narrow'" style:font-family-generic="swiss" style:font-pitch="variable" fo:font-size="12pt" style:font-size-asian="12pt" style:font-size-complex="12pt"/>
    </style:style>
    <style:style style:name="T2" style:family="text">
      <style:text-properties fo:color="#dc2300" fo:font-family="'Liberation Sans Narrow'" style:font-family-generic="swiss" style:font-pitch="variable" fo:font-size="12pt" style:font-size-asian="12pt" style:font-size-complex="12pt"/>
    </style:style>
    <style:style style:name="T3" style:family="text">
      <style:text-properties fo:color="#008000" fo:font-family="'Liberation Sans Narrow'" style:font-family-generic="swiss" style:font-pitch="variable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dc2300" fo:font-weight="bold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'DejaVu Sans Mono'" style:font-family-generic="modern" style:font-pitch="fixed"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family="'DejaVu Sans Mono'" style:font-family-generic="modern" style:font-pitch="fixed" fo:font-size="12pt" style:font-size-asian="12pt" style:font-size-complex="12pt"/>
    </style:style>
    <style:style style:name="T10" style:family="text">
      <style:text-properties fo:color="#0000ff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0000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ff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9cm" svg:x="1cm" svg:y="17.4cm">
          <text:p/>
          <draw:enhanced-geometry svg:viewBox="0 0 21600 21600" draw:path-stretchpoint-x="10800" draw:path-stretchpoint-y="10800" draw:text-areas="?f3 ?f4 ?f5 ?f6" draw:type="round-rectangle" draw:modifiers="1272.379975642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cm" svg:height="15.1cm" svg:x="1cm" svg:y="2.1cm">
          <text:p/>
          <draw:enhanced-geometry svg:viewBox="0 0 21600 21600" draw:path-stretchpoint-x="10800" draw:path-stretchpoint-y="10800" draw:text-areas="?f3 ?f4 ?f5 ?f6" draw:type="round-rectangle" draw:modifiers="1272.379975642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5.8cm" svg:height="5.5cm" svg:x="1.6cm" svg:y="4cm">
          <text:p text:style-name="P2"><text:span text:style-name="T1">#include &lt;stdio.h&gt;</text:span></text:p>
          <text:p text:style-name="P2"><text:span text:style-name="T2">#include "fibonacci.h"</text:span></text:p>
          <text:p text:style-name="P2"><text:span text:style-name="T1"/></text:p>
          <text:p text:style-name="P2"><text:span text:style-name="T1">int main(void)</text:span></text:p>
          <text:p text:style-name="P2"><text:span text:style-name="T1">{ <text:s text:c="2"/></text:span></text:p>
          <text:p text:style-name="P2"><text:span text:style-name="T1"><text:s text:c="4"/></text:span><text:span text:style-name="T1">long n = </text:span><text:span text:style-name="T3">fibonacci</text:span><text:span text:style-name="T1">(10);</text:span></text:p>
          <text:p text:style-name="P2"><text:span text:style-name="T1"><text:s text:c="4"/></text:span><text:span text:style-name="T1">printf("fibonacci(10)=%ld\n", n);</text:span></text:p>
          <text:p text:style-name="P2"><text:span text:style-name="T1"/></text:p>
          <text:p text:style-name="P2"><text:span text:style-name="T1"><text:s text:c="4"/></text:span><text:span text:style-name="T1">return 0;</text:span></text:p>
          <text:p text:style-name="P2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cm" svg:height="1.5cm" svg:x="1.6cm" svg:y="2.5cm">
          <text:p text:style-name="P1"><text:span text:style-name="T4">main.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7.2cm" svg:height="7.5cm" svg:x="11.95cm" svg:y="8cm">
          <text:p text:style-name="P2"><text:span text:style-name="T2">#include "fibonacci.h"</text:span></text:p>
          <text:p text:style-name="P2"><text:span text:style-name="T1"/></text:p>
          <text:p text:style-name="P2"><text:span text:style-name="T1">long </text:span><text:span text:style-name="T3">fibonacci</text:span><text:span text:style-name="T1">(int n)</text:span></text:p>
          <text:p text:style-name="P2"><text:span text:style-name="T1">{</text:span></text:p>
          <text:p text:style-name="P2"><text:span text:style-name="T1"><text:s text:c="4"/></text:span><text:span text:style-name="T1">long r;</text:span></text:p>
          <text:p text:style-name="P2"><text:span text:style-name="T1"/></text:p>
          <text:p text:style-name="P2"><text:span text:style-name="T1"><text:s text:c="4"/></text:span><text:span text:style-name="T1">if(n &lt;= 1) {</text:span></text:p>
          <text:p text:style-name="P2"><text:span text:style-name="T1"><text:s text:c="8"/></text:span><text:span text:style-name="T1">r = n;</text:span></text:p>
          <text:p text:style-name="P2"><text:span text:style-name="T1"><text:s text:c="4"/></text:span><text:span text:style-name="T1">} else {</text:span></text:p>
          <text:p text:style-name="P2"><text:span text:style-name="T1"><text:s text:c="8"/></text:span><text:span text:style-name="T1">r = </text:span><text:span text:style-name="T3">fibonacci</text:span><text:span text:style-name="T1">(n - 1) + </text:span><text:span text:style-name="T3">fibonacci</text:span><text:span text:style-name="T1">(n - 2);</text:span></text:p>
          <text:p text:style-name="P2"><text:span text:style-name="T1"><text:s text:c="4"/></text:span><text:span text:style-name="T1">}</text:span></text:p>
          <text:p text:style-name="P2"><text:span text:style-name="T1"/></text:p>
          <text:p text:style-name="P2"><text:span text:style-name="T1"><text:s text:c="4"/></text:span><text:span text:style-name="T1">return r;</text:span></text:p>
          <text:p text:style-name="P2"><text:span text:style-name="T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2cm" svg:height="1.5cm" svg:x="11.95cm" svg:y="6.5cm">
          <text:p text:style-name="P1"><text:span text:style-name="T4">fibonacci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cm" svg:height="1.5cm" svg:x="11.95cm" svg:y="4cm">
          <text:p text:style-name="P2"><text:span text:style-name="T1">long </text:span><text:span text:style-name="T3">fibonacci</text:span><text:span text:style-name="T1">(int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7.2cm" svg:height="1.5cm" svg:x="11.95cm" svg:y="2.5cm">
          <text:p text:style-name="P1"><text:span text:style-name="T5">fibonacci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xml:id="id4" draw:id="id4" draw:layer="layout" svg:width="4.24cm" svg:height="0.962cm" svg:x="2.38cm" svg:y="16cm">
          <draw:text-box>
            <text:p><text:span text:style-name="T6">gcc -c main.c</text:span></text:p>
          </draw:text-box>
        </draw:frame>
        <draw:frame draw:style-name="gr4" draw:text-style-name="P7" xml:id="id3" draw:id="id3" draw:layer="layout" svg:width="5.366cm" svg:height="0.962cm" svg:x="12.867cm" svg:y="16cm">
          <draw:text-box>
            <text:p><text:span text:style-name="T7">gcc -c fibonacci.c</text:span></text:p>
          </draw:text-box>
        </draw:frame>
        <draw:custom-shape draw:style-name="gr5" draw:text-style-name="P8" xml:id="id7" draw:id="id7" draw:layer="layout" svg:width="7cm" svg:height="2.5cm" svg:x="1cm" svg:y="20cm">
          <text:p><text:span text:style-name="T8">$ nm main.o</text:span></text:p>
          <text:p><text:span text:style-name="T9"><text:s text:c="9"/></text:span><text:span text:style-name="T10">U</text:span><text:span text:style-name="T9"> fibonacci</text:span></text:p>
          <text:p><text:span text:style-name="T9">00000000 </text:span><text:span text:style-name="T11">T</text:span><text:span text:style-name="T9"> main</text:span></text:p>
          <text:p><text:span text:style-name="T9"><text:s text:c="9"/></text:span><text:span text:style-name="T10">U</text:span><text:span text:style-name="T9"> printf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6.2cm" svg:height="1cm" svg:x="1.4cm" svg:y="19cm">
          <text:p text:style-name="P1"><text:span text:style-name="T4">main.o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9" draw:id="id9" draw:layer="layout" svg:width="9cm" svg:height="1.5cm" svg:x="11cm" svg:y="20cm">
          <text:p><text:span text:style-name="T8">$ nm fibonacci.o</text:span></text:p>
          <text:p><text:span text:style-name="T9">00000000 </text:span><text:span text:style-name="T11">T</text:span><text:span text:style-name="T9"> fibonacci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8.1cm" svg:height="1cm" svg:x="11.5cm" svg:y="19cm">
          <text:p text:style-name="P1"><text:span text:style-name="T4">fibonacci.o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4.5cm" svg:y1="9.5cm" svg:x2="4.5cm" svg:y2="16.4cm" draw:start-shape="id1" draw:start-glue-point="2" svg:d="m4500 9500v6900">
          <text:p/>
        </draw:connector>
        <draw:connector draw:style-name="gr8" draw:text-style-name="P1" draw:layer="layout" draw:type="line" svg:x1="15.55cm" svg:y1="15.5cm" svg:x2="15.55cm" svg:y2="16cm" draw:start-shape="id2" draw:start-glue-point="2" draw:end-shape="id3" draw:end-glue-point="0" svg:d="m15550 15500v500">
          <text:p/>
        </draw:connector>
        <draw:connector draw:style-name="gr9" draw:text-style-name="P1" draw:layer="layout" draw:type="line" svg:x1="4.5cm" svg:y1="16.962cm" svg:x2="4.5cm" svg:y2="19cm" draw:start-shape="id4" draw:start-glue-point="2" draw:end-shape="id5" draw:end-glue-point="0" svg:d="m4500 16962v2038">
          <text:p/>
        </draw:connector>
        <draw:connector draw:style-name="gr9" draw:text-style-name="P1" draw:layer="layout" draw:type="line" svg:x1="15.55cm" svg:y1="16.962cm" svg:x2="15.55cm" svg:y2="19cm" draw:start-shape="id3" draw:start-glue-point="2" draw:end-shape="id6" draw:end-glue-point="0" svg:d="m15550 16962v2038">
          <text:p/>
        </draw:connector>
        <draw:custom-shape draw:style-name="gr6" draw:text-style-name="P4" xml:id="id10" draw:id="id10" draw:layer="layout" svg:width="7cm" svg:height="1cm" svg:x="6.006cm" svg:y="25cm">
          <text:p text:style-name="P1"><text:span text:style-name="T4">fibonacci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4.5cm" svg:y1="22.5cm" svg:x2="9.506cm" svg:y2="23.1cm" draw:start-shape="id7" draw:start-glue-point="2" draw:end-shape="id8" draw:end-glue-point="0" svg:d="m4500 22500 5006 600">
          <text:p/>
        </draw:connector>
        <draw:connector draw:style-name="gr8" draw:text-style-name="P1" draw:layer="layout" draw:type="line" svg:x1="15.5cm" svg:y1="21.5cm" svg:x2="9.506cm" svg:y2="23.1cm" draw:start-shape="id9" draw:start-glue-point="2" draw:end-shape="id8" draw:end-glue-point="0" svg:d="m15500 21500-5994 1600">
          <text:p/>
        </draw:connector>
        <draw:frame draw:style-name="gr4" draw:text-style-name="P7" xml:id="id8" draw:id="id8" draw:layer="layout" svg:width="10.188cm" svg:height="0.962cm" svg:x="4.412cm" svg:y="23.1cm">
          <draw:text-box>
            <text:p><text:span text:style-name="T7">gcc -o fibonacci main.o fibonacci.o</text:span></text:p>
          </draw:text-box>
        </draw:frame>
        <draw:connector draw:style-name="gr9" draw:text-style-name="P1" draw:layer="layout" draw:type="line" svg:x1="9.506cm" svg:y1="24.062cm" svg:x2="9.506cm" svg:y2="25cm" draw:start-shape="id8" draw:start-glue-point="2" draw:end-shape="id10" draw:end-glue-point="0" svg:d="m9506 24062v938">
          <text:p/>
        </draw:connector>
        <draw:frame draw:style-name="gr4" draw:text-style-name="P9" xml:id="id11" draw:id="id11" draw:layer="layout" svg:width="2.297cm" svg:height="0.962cm" svg:x="8.358cm" svg:y="17.438cm">
          <draw:text-box>
            <text:p><text:span text:style-name="T12">libc.so</text:span></text:p>
          </draw:text-box>
        </draw:frame>
        <draw:connector draw:style-name="gr8" draw:text-style-name="P1" draw:layer="layout" draw:type="line" svg:x1="9.506cm" svg:y1="18.4cm" svg:x2="9.506cm" svg:y2="23.1cm" draw:start-shape="id11" draw:start-glue-point="2" draw:end-shape="id8" draw:end-glue-point="0" svg:d="m9506 18400v4700">
          <text:p/>
        </draw:connector>
        <draw:frame draw:style-name="gr4" draw:text-style-name="P10" draw:layer="layout" svg:width="11.708cm" svg:height="1.361cm" svg:x="1cm" svg:y="27.339cm">
          <draw:text-box>
            <text:p><text:span text:style-name="T13">U</text:span><text:span text:style-name="T14">=function is used but not defined in this object file</text:span></text:p>
            <text:p><text:span text:style-name="T15">T</text:span><text:span text:style-name="T14">=function is defined in this object file</text:span></text:p>
          </draw:text-box>
        </draw:frame>
        <draw:frame draw:style-name="gr4" draw:text-style-name="P11" draw:layer="layout" svg:width="12.647cm" svg:height="0.962cm" svg:x="4.177cm" svg:y="1cm">
          <draw:text-box>
            <text:p><text:span text:style-name="T4">Compilation séparée et édition des lie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8T18:10:21</meta:creation-date>
    <dc:date>2013-02-14T16:44:50</dc:date>
    <meta:editing-duration>PT23M28S</meta:editing-duration>
    <meta:editing-cycles>10</meta:editing-cycles>
    <meta:generator>LibreOffice/3.5$Linux_x86 LibreOffice_project/350m1$Build-2</meta:generator>
    <dc:creator>jeremie </dc:creator>
    <meta:document-statistic meta:object-count="27"/>
  </office:meta>
</office:document-meta>
</file>